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1bb" officeooo:paragraph-rsid="001de1bb"/>
    </style:style>
    <style:style style:name="P2" style:family="paragraph" style:parent-style-name="Standard">
      <style:text-properties officeooo:rsid="001e7812" officeooo:paragraph-rsid="001e7812"/>
    </style:style>
    <style:style style:name="T1" style:family="text">
      <style:text-properties style:text-position="super 58%"/>
    </style:style>
    <style:style style:name="T2" style:family="text">
      <style:text-properties officeooo:rsid="001e7812"/>
    </style:style>
    <style:style style:name="T3" style:family="text">
      <style:text-properties officeooo:rsid="001f42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e Warden<text:tab/><text:tab/><text:tab/><text:tab/><text:tab/><text:tab/><text:tab/><text:tab/><text:tab/>Date :</text:p>
      <text:p text:style-name="P1">Girls Hostel No 3</text:p>
      <text:p text:style-name="P1">Sarojini Hall</text:p>
      <text:p text:style-name="P1">Panjab University</text:p>
      <text:p text:style-name="P1">Chandigarh</text:p>
      <text:p text:style-name="P1"/>
      <text:p text:style-name="P1">Subject : Permission of extension of stay in hostel</text:p>
      <text:p text:style-name="P1"/>
      <text:p text:style-name="P1">Resp. Mam,</text:p>
      <text:p text:style-name="P1"/>
      <text:p text:style-name="P1">I, Anterpreet Kaur, wish to inform you that I am residing at your hostel in Room No. 108 with Roll No. 93. I am a Ph.D. student working as a Senior Research Fellow (SRF) under the supervision of Prof. Manjit Kaur in the Department of Physics, Panjab University, Chandigarh. I am availing UGC BSR Meritorious Fellowship. <text:s/>I have submitted my thesis on 6<text:span text:style-name="T1">th</text:span> April, 2018. According to item no 9 of the attached UGC guidelines, my fellowship is extended for a maximum period of 6 months or till Ph.D. viva, whichever is earlier, for writing reports, research papers etc. Kindly grant me permission to extend my stay at hostel <text:span text:style-name="T2">accordingly.</text:span></text:p>
      <text:p text:style-name="P1"/>
      <text:p text:style-name="P2">I shall be very grateful to you.</text:p>
      <text:p text:style-name="P2"/>
      <text:p text:style-name="P2">Yours sincerely,</text:p>
      <text:p text:style-name="P2"/>
      <text:p text:style-name="P2"><text:span text:style-name="T3">(</text:span>Anterpreet Kaur)</text:p>
      <text:p text:style-name="P2">Ph.D. Student (Department of Physics)</text:p>
      <text:p text:style-name="P2">Roll No 93,</text:p>
      <text:p text:style-name="P2">Room No 108</text:p>
      <text:p text:style-name="P2">Sarojini Hall</text:p>
      <text:p text:style-name="P2">Panjab University</text:p>
      <text:p text:style-name="P2">Chandigarh</text:p>
      <text:p text:style-name="P2"/>
      <text:p text:style-name="P2">Contact No : 8284021376</text:p>
      <text:p text:style-name="P2"/>
      <text:p text:style-name="P2"/>
      <text:p text:style-name="P2">Attachment : UGC Guidel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57:05.104022788</meta:creation-date>
    <dc:date>2018-04-25T17:12:02.504373647</dc:date>
    <meta:editing-duration>PT3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69" meta:character-count="990" meta:non-whitespace-character-count="831"/>
  </office:meta>
</office:document-meta>
</file>